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e92" officeooo:paragraph-rsid="0016ee92"/>
    </style:style>
    <style:style style:name="P2" style:family="paragraph" style:parent-style-name="Standard">
      <style:text-properties officeooo:rsid="001a691c" officeooo:paragraph-rsid="001a691c"/>
    </style:style>
    <style:style style:name="P3" style:family="paragraph" style:parent-style-name="Standard">
      <style:text-properties style:text-underline-style="none" officeooo:rsid="001c0bc1" officeooo:paragraph-rsid="001c0bc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4f03"/>
    </style:style>
    <style:style style:name="T3" style:family="text">
      <style:text-properties officeooo:rsid="00194f0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94f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ional DBMS</text:p>
      <text:p text:style-name="P1"/>
      <text:p text:style-name="P1">Domain(<text:span text:style-name="T1">DomainGPSPosition</text:span>,nbrResorts, <text:span text:style-name="T3">#</text:span><text:span text:style-name="T5">SkiResortName</text:span>)</text:p>
      <text:p text:style-name="P1"/>
      <text:p text:style-name="P2">SkiResort(<text:span text:style-name="T1">SkiResortName</text:span><text:span text:style-name="T4">, SkiResortGPSPosition, #</text:span><text:span text:style-name="T1">DomainGPSPosition</text:span><text:span text:style-name="T4">, </text:span></text:p>
      <text:p text:style-name="P3"/>
      <text:p text:style-name="P3">Building(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8:54:34.641176743</meta:creation-date>
    <dc:date>2019-03-07T09:21:56.461245168</dc:date>
    <meta:editing-duration>PT10M1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8" meta:character-count="143" meta:non-whitespace-character-count="138"/>
  </office:meta>
</office:document-meta>
</file>